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método `$.ajax()` en jQuery es un método muy poderoso y flexible que permite realizar solicitudes AJAX (Asynchronous JavaScript and XML) a servidores y APIs. Aquí están los conceptos, configuraciones, y ejemplos de cómo utilizarlo.<text:line-break/><text:line-break/>### Método $.ajax() y sus configuraciones:<text:line-break/><text:line-break/>`$.ajax()` permite configurar todos los aspectos de una solicitud AJAX, incluyendo el tipo de solicitud, la URL, los datos enviados, el tipo de datos esperados en respuesta, y qué hacer al recibir la respuesta.<text:line-break/><text:line-break/>Aquí tienes un ejemplo con comentarios para cada configuración:<text:line-break/><text:line-break/>```javascript<text:line-break/>$.ajax({<text:line-break/> <text:s text:c="3"/>url: '/mi-api/usuarios', <text:s/>// La URL del recurso al que se está llamando.<text:line-break/> <text:s text:c="3"/>type: 'GET', <text:s text:c="13"/>// Método HTTP a utilizar (GET, POST, PUT, DELETE, etc.).<text:line-break/> <text:s text:c="3"/>dataType: 'json', <text:s text:c="8"/>// Tipo de datos esperados en la respuesta (xml, json, script, o html).<text:line-break/> <text:s text:c="3"/>data: { <text:s text:c="18"/>// Datos que se envían al servidor, si es necesario.<text:line-break/> <text:s text:c="7"/>userId: '1001'<text:line-break/> <text:s text:c="3"/>},<text:line-break/> <text:s text:c="3"/>contentType: 'application/json; charset=utf-8', // Tipo de contenido de la solicitud.<text:line-break/> <text:s text:c="3"/>beforeSend: function(xhr) {<text:line-break/> <text:s text:c="7"/>// Función que se llama antes de enviar la solicitud.<text:line-break/> <text:s text:c="7"/>// Se puede utilizar para configurar o modificar el objeto XMLHttpRequest.<text:line-break/> <text:s text:c="3"/>},<text:line-break/> <text:s text:c="3"/>success: function(data, textStatus, jqXHR) {<text:line-break/> <text:s text:c="7"/>// Función de callback para manejar una respuesta exitosa.<text:line-break/> <text:s text:c="3"/>},<text:line-break/> <text:s text:c="3"/>error: function(jqXHR, textStatus, errorThrown) {<text:line-break/> <text:s text:c="7"/>// Función de callback para manejar errores en la solicitud.<text:line-break/> <text:s text:c="3"/>},<text:line-break/> <text:s text:c="3"/>complete: function(jqXHR, textStatus) {<text:line-break/> <text:s text:c="7"/>// Función de callback que se llama al finalizar la solicitud, tanto si fue exitosa como si hubo error.<text:line-break/> <text:s text:c="3"/>},<text:line-break/> <text:s text:c="3"/>statusCode: { <text:s/>// Manejo de códigos de estado específicos.<text:line-break/> <text:s text:c="7"/>404: function() {<text:line-break/> <text:s text:c="11"/>alert('Recurso no encontrado');<text:line-break/> <text:s text:c="7"/>},<text:line-break/> <text:s text:c="7"/>500: function() {<text:line-break/> <text:s text:c="11"/>alert('Error interno del servidor');<text:line-break/> <text:s text:c="7"/>}<text:line-break/> <text:s text:c="3"/>},<text:line-break/> <text:s text:c="3"/>timeout: 5000 <text:s/>// Tiempo máximo en milisegundos antes de abortar la solicitud.<text:line-break/>});<text:line-break/>```<text:line-break/><text:line-break/>### Manejo de Respuestas y Errores en AJAX:<text:line-break/><text:line-break/>- **Respuestas**: Cuando el servidor responde, se puede manejar la respuesta a través del callback `success` si es una respuesta exitosa o `error` si algo sale mal.<text:line-break/>- **Errores**: En el caso de un error, es importante manejarlo adecuadamente, ya sea mostrando un mensaje al usuario o intentando la solicitud nuevamente si es apropiado.<text:line-break/><text:line-break/>### Integración de jQuery con APIs externas:<text:line-break/><text:line-break/>- Para interactuar con una API externa, necesitarás conocer el **endpoint** (la URL a la que haces la solicitud) y el tipo de respuesta que esperas.<text:line-break/>- Asegúrate de respetar la política de **CORS** (Cross-Origin Resource Sharing) del API, ya que algunos APIs no permiten ser llamados desde ciertos orígenes.<text:line-break/><text:line-break/>### Ejemplo de una llamada AJAX a una API externa:<text:line-break/><text:line-break/>```javascript<text:line-break/>$.ajax({<text:line-break/><text:soft-page-break/> <text:s text:c="3"/>url: 'https://api.externa.com/data',<text:line-break/> <text:s text:c="3"/>type: 'GET',<text:line-break/> <text:s text:c="3"/>dataType: 'json',<text:line-break/> <text:s text:c="3"/>success: function(data) {<text:line-break/> <text:s text:c="7"/>console.log('Datos recibidos:', data);<text:line-break/> <text:s text:c="3"/>},<text:line-break/> <text:s text:c="3"/>error: function() {<text:line-break/> <text:s text:c="7"/>console.log('Hubo un error con la solicitud');<text:line-break/> <text:s text:c="3"/>}<text:line-break/>});<text:line-break/>```<text:line-break/><text:line-break/>En este ejemplo, se espera que la API externa devuelva un JSON como respuesta. Si la respuesta es exitosa, se imprime en la consola; si hay un error, se muestra un mensaje en la consola.<text:line-break/><text:line-break/>### Tipos de contenido a especificar en las peticiones:<text:line-break/><text:line-break/>Algunos de los tipos de contenido (`Content-Type`) más comunes son:<text:line-break/><text:line-break/>- `application/json`: Para datos JSON.<text:line-break/>- `application/x-www-form-urlencoded`: Para datos de formulario que son codificados en la URL (el formato predeterminado para datos de formulario en AJAX).<text:line-break/>- `multipart/form-data`: Para enviar archivos y datos binarios.<text:line-break/>- `text/xml`: Para datos XML.<text:line-break/>- `text/plain`: Para texto plano.<text:line-break/><text:line-break/>### Resumen:<text:line-break/><text:line-break/>El método `$.ajax()` es una herramienta muy potente y flexible para hacer solicitudes AJAX. Con la configuración adecuada, puedes hacer solicitudes complejas y manejar diferentes tipos de datos y errores con gran control. Es fundamental entender y configurar correctamente los parámetros como `url`, `type`, `dataType`, y `contentType` para interactuar exitosamente con APIs y servidores we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27:48.059000000</meta:creation-date>
    <dc:date>2023-11-13T10:24:24.934000000</dc:date>
    <meta:editing-duration>P4DT16H56M38S</meta:editing-duration>
    <meta:editing-cycles>1</meta:editing-cycles>
    <meta:document-statistic meta:table-count="0" meta:image-count="0" meta:object-count="0" meta:page-count="2" meta:paragraph-count="1" meta:word-count="580" meta:character-count="4091" meta:non-whitespace-character-count="3238"/>
    <meta:generator>LibreOffice/7.4.6.2$Windows_X86_64 LibreOffice_project/5b1f5509c2decdade7fda905e3e1429a67acd63d</meta:generator>
  </office:meta>
</office:document-meta>
</file>